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1783in"/>
    </style:style>
    <style:style style:name="co3" style:family="table-column">
      <style:table-column-properties fo:break-before="auto" style:column-width="1.0299in"/>
    </style:style>
    <style:style style:name="co4" style:family="table-column">
      <style:table-column-properties fo:break-before="auto" style:column-width="2.287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d4d0c8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row table:style-name="ro1">
          <table:table-cell table:style-name="ce1" office:value-type="string">
            <text:p>COD_CURSO</text:p>
          </table:table-cell>
          <table:table-cell table:style-name="ce1" office:value-type="string">
            <text:p>NOME_CURSO</text:p>
          </table:table-cell>
          <table:table-cell table:style-name="ce1" office:value-type="string">
            <text:p>ANO_EVASAO</text:p>
          </table:table-cell>
          <table:table-cell table:style-name="ce1" office:value-type="string">
            <text:p>NOME_PESSOA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9">
            <text:p>2019</text:p>
          </table:table-cell>
          <table:table-cell office:value-type="string">
            <text:p>ALESSANDRO BUÊNO RIBEIRO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9">
            <text:p>2019</text:p>
          </table:table-cell>
          <table:table-cell office:value-type="string">
            <text:p>CÁSSIO CASTRO ARAUJO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9">
            <text:p>2019</text:p>
          </table:table-cell>
          <table:table-cell office:value-type="string">
            <text:p>ALAN DAVID DA CUNHA NAIDON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9">
            <text:p>2019</text:p>
          </table:table-cell>
          <table:table-cell office:value-type="string">
            <text:p>FELIPE MARIN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9">
            <text:p>2019</text:p>
          </table:table-cell>
          <table:table-cell office:value-type="string">
            <text:p>ROGER EDUARDO DE COUTO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9">
            <text:p>2019</text:p>
          </table:table-cell>
          <table:table-cell office:value-type="string">
            <text:p>ISABELLA SAKIS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9">
            <text:p>2019</text:p>
          </table:table-cell>
          <table:table-cell office:value-type="string">
            <text:p>JULIO PINTO COELHO RIBEIRO JARDIM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9">
            <text:p>2019</text:p>
          </table:table-cell>
          <table:table-cell office:value-type="string">
            <text:p>MARINARA RÜBENICH FUMAGALLI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15:0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5:05:41</dc:date>
    <meta:document-statistic meta:table-count="1" meta:cell-count="36" meta:object-count="0"/>
    <meta:generator>OpenOffice.org/3.4.1$Unix OpenOffice.org_project/341m1$Build-9593</meta:generator>
  </office:meta>
</office:document-meta>
</file>